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paVendorAdapter.getEntityManage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postProcessEntityManager( EntityManager 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paVendorAdapter.getEntityManagerFactor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getJpaPropertyMap( PersistenceUnitInfo pu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getJpaProper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isGenerateD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setShowSql( boolean show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setGenerateDdl( boolean generateDd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getDatabasePla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setDatabasePlatform( @ Nullable String databasePlat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getPersistenceProviderRoo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setDatabase( Database data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isShow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getJpaDia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paVendorAdapter.postProcessEntityManagerFactory( EntityManagerFactory e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paVendorAdapter.getData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